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6e17" officeooo:paragraph-rsid="001c6e17" style:font-weight-asian="bold" style:font-weight-complex="bold"/>
    </style:style>
    <style:style style:name="P2" style:family="paragraph" style:parent-style-name="Standard">
      <style:text-properties fo:font-weight="bold" officeooo:rsid="00235221" officeooo:paragraph-rsid="00235221" style:font-weight-asian="bold" style:font-weight-complex="bold"/>
    </style:style>
    <style:style style:name="P3" style:family="paragraph" style:parent-style-name="Standard">
      <style:text-properties fo:font-weight="normal" officeooo:rsid="001c87fc" officeooo:paragraph-rsid="001c87fc" style:font-weight-asian="normal" style:font-weight-complex="normal"/>
    </style:style>
    <style:style style:name="P4" style:family="paragraph" style:parent-style-name="Standard">
      <style:text-properties fo:font-weight="normal" officeooo:rsid="001fdb76" officeooo:paragraph-rsid="001fdb76" style:font-weight-asian="normal" style:font-weight-complex="normal"/>
    </style:style>
    <style:style style:name="P5" style:family="paragraph" style:parent-style-name="Standard">
      <style:text-properties fo:font-weight="normal" officeooo:rsid="001fdb76" officeooo:paragraph-rsid="001fdb76" fo:background-color="transparent" style:font-weight-asian="normal" style:font-weight-complex="normal"/>
    </style:style>
    <style:style style:name="P6" style:family="paragraph" style:parent-style-name="Standard">
      <style:text-properties style:font-name="Liberation Serif" fo:font-weight="normal" officeooo:rsid="002035d1" officeooo:paragraph-rsid="002035d1" style:font-weight-asian="normal" style:font-weight-complex="normal"/>
    </style:style>
    <style:style style:name="P7" style:family="paragraph" style:parent-style-name="Standard">
      <style:text-properties style:font-name="Liberation Serif" fo:font-weight="normal" officeooo:rsid="002035d1" officeooo:paragraph-rsid="0027d97c" style:font-weight-asian="normal" style:font-weight-complex="normal"/>
    </style:style>
    <style:style style:name="P8" style:family="paragraph" style:parent-style-name="Standard">
      <style:text-properties style:font-name="Liberation Serif" fo:font-weight="normal" officeooo:rsid="0020eb03" officeooo:paragraph-rsid="0020eb03" style:font-weight-asian="normal" style:font-weight-complex="normal"/>
    </style:style>
    <style:style style:name="P9" style:family="paragraph" style:parent-style-name="Standard">
      <style:text-properties style:font-name="Liberation Serif" fo:font-weight="normal" officeooo:rsid="0023ae00" officeooo:paragraph-rsid="0023ae00" style:font-weight-asian="normal" style:font-weight-complex="normal"/>
    </style:style>
    <style:style style:name="P10" style:family="paragraph" style:parent-style-name="Standard">
      <style:text-properties style:font-name="Liberation Serif" fo:font-weight="normal" officeooo:rsid="00244777" officeooo:paragraph-rsid="00244777" style:font-weight-asian="normal" style:font-weight-complex="normal"/>
    </style:style>
    <style:style style:name="P11" style:family="paragraph" style:parent-style-name="Standard">
      <style:text-properties style:font-name="Liberation Serif" fo:font-weight="normal" officeooo:rsid="0025df92" officeooo:paragraph-rsid="0025df92" style:font-weight-asian="normal" style:font-weight-complex="normal"/>
    </style:style>
    <style:style style:name="P12" style:family="paragraph" style:parent-style-name="Standard">
      <style:text-properties style:font-name="Liberation Serif" fo:font-weight="normal" officeooo:rsid="00274b77" officeooo:paragraph-rsid="00274b77" style:font-weight-asian="normal" style:font-weight-complex="normal"/>
    </style:style>
    <style:style style:name="P13" style:family="paragraph" style:parent-style-name="Standard">
      <style:text-properties style:font-name="Liberation Serif" fo:font-weight="normal" officeooo:rsid="0027d97c" officeooo:paragraph-rsid="0027d97c" style:font-weight-asian="normal" style:font-weight-complex="normal"/>
    </style:style>
    <style:style style:name="P14" style:family="paragraph" style:parent-style-name="Standard">
      <style:text-properties style:font-name="Liberation Serif" fo:font-weight="bold" officeooo:rsid="00235221" officeooo:paragraph-rsid="00235221" style:font-weight-asian="bold" style:font-weight-complex="bold"/>
    </style:style>
    <style:style style:name="T1" style:family="text">
      <style:text-properties officeooo:rsid="001e8221"/>
    </style:style>
    <style:style style:name="T2" style:family="text">
      <style:text-properties fo:color="#000000" style:font-name="Monospace" fo:font-size="10pt" style:font-size-asian="10pt" fo:background-color="#e8f2fe"/>
    </style:style>
    <style:style style:name="T3" style:family="text">
      <style:text-properties fo:color="#000000" style:font-name="Monospace" fo:font-size="10pt" fo:font-style="italic" style:font-size-asian="10pt" style:font-style-asian="italic" fo:background-color="#e8f2fe"/>
    </style:style>
    <style:style style:name="T4" style:family="text">
      <style:text-properties fo:color="#0000c0" style:font-name="Monospace" fo:font-size="10pt" fo:font-style="italic" style:font-size-asian="10pt" style:font-style-asian="italic" fo:background-color="#e8f2fe"/>
    </style:style>
    <style:style style:name="T5" style:family="text">
      <style:text-properties fo:color="#0000c0" style:font-name="Monospace" fo:font-size="10pt" fo:font-style="italic" officeooo:rsid="00295679" style:font-size-asian="10pt" style:font-style-asian="italic" fo:background-color="#e8f2fe"/>
    </style:style>
    <style:style style:name="T6" style:family="text">
      <style:text-properties officeooo:rsid="001e8221" fo:background-color="transparent" loext:char-shading-value="0"/>
    </style:style>
    <style:style style:name="T7" style:family="text">
      <style:text-properties fo:background-color="#ffffff" loext:char-shading-value="0"/>
    </style:style>
    <style:style style:name="T8" style:family="text">
      <style:text-properties officeooo:rsid="00244777"/>
    </style:style>
    <style:style style:name="T9" style:family="text">
      <style:text-properties officeooo:rsid="0025df92"/>
    </style:style>
    <style:style style:name="T10" style:family="text">
      <style:text-properties officeooo:rsid="002956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2</text:p>
      <text:p text:style-name="P1"/>
      <text:p text:style-name="P1"/>
      <text:p text:style-name="P2"/>
      <text:p text:style-name="P1"/>
      <text:p text:style-name="P1">7.</text:p>
      <text:p text:style-name="P3">We chose to have 20 states. They can be seen like a interval in a circle, like a pizza slice with each slice equally large. The reason we chose 20 is because it seems to learn quicker with less states but we did not want to have too few states because then when it tries to face up it would be happy with a pretty large angle to either left or right side. <text:span text:style-name="T1">This is w</text:span><text:span text:style-name="T6">hy we settle for 20 states. </text:span></text:p>
      <text:p text:style-name="P5"/>
      <text:p text:style-name="P4">The<text:span text:style-name="T7"> reward function </text:span>is the following:<text:line-break/><text:line-break/><text:span text:style-name="T2">reward = </text:span><text:span text:style-name="T4">intervals</text:span><text:span text:style-name="T2">/2 - Math.</text:span><text:span text:style-name="T3">abs</text:span><text:span text:style-name="T2">(</text:span><text:span text:style-name="T4">intervals</text:span><text:span text:style-name="T5">Angle</text:span><text:span text:style-name="T2">/2 – discAngle) </text:span></text:p>
      <text:p text:style-name="P4"><text:span text:style-name="T2"/></text:p>
      <text:p text:style-name="P4">The intervals is our number of slices (20) and the discAngle is angle that has been discretize. So what we do is that we look at the start position which is facing upwards which gives us 10 points. Then we look how far away from this we are (which is the second term). This will mean that we get 9 points if we are 1 step away. For some reason we saw that this was not that affective for learning with less than 100k iterations. What we did is we extended this to </text:p>
      <text:p text:style-name="P4"><text:span text:style-name="T2"/></text:p>
      <text:p text:style-name="P4"><text:span text:style-name="T2">reward = reward / Math.</text:span><text:span text:style-name="T3">abs</text:span><text:span text:style-name="T2">(</text:span><text:span text:style-name="T4">intervals</text:span><text:span text:style-name="T5">Angle</text:span><text:span text:style-name="T2">/2 – discAngle)</text:span></text:p>
      <text:p text:style-name="P4"><text:span text:style-name="T2"/></text:p>
      <text:p text:style-name="P6">This means that the rewards increase the closer we get to the goal. This showed a more promising result. We make sure that we dont divide if the distance is 0.</text:p>
      <text:p text:style-name="P6"/>
      <text:p text:style-name="P8">Here we try to explain the different components in the Q-learning update:</text:p>
      <text:p text:style-name="P8"/>
      <text:p text:style-name="P9">So the first term is <text:span text:style-name="T8">the old value, this can be seen as the exploitation part. <text:s/>This old value will be changed based on what we learn. So if we look at the second term we have alpha which is a constant that determines how much weight we should put in the newly learned value. In our code we can see that alpha is larger when we have had few tests on a state-action combination. This will decrease the more tests that are done meaning that the first term, old value, will be more reliable. </text:span></text:p>
      <text:p text:style-name="P9"/>
      <text:p text:style-name="P10">Then we have the new value that is calculated by taking the reward + discount factor * max Q(s', a') <text:s/>where the max term is where we chose an action that gives us the largest Q value from state s'. So the discount factor decides how much weight the max term should have, if it is 0 we don't care about how the future looks like, we only care about current rewards. The higher discount factor the more we take the future into account. So the max term is basically that we are looking into the future a little. <text:span text:style-name="T9">This addition is the new learned value and what we do is at last we subtract the old value. So we basically get a difference between the old value and the newly learned one. </text:span></text:p>
      <text:p text:style-name="P10"/>
      <text:p text:style-name="P11">So the new Qvalue for a state is the old one plus the difference between the learned value and the old value.</text:p>
      <text:p text:style-name="P11"/>
      <text:p text:style-name="P12">8.</text:p>
      <text:p text:style-name="P13">When we start the game we face straight up and we immediately turn the exploration off. This will mean that when we do the Q update the first time we will get a Q value. Then when the selectAction method is ran it will chose the action that is “do nothing” because the reward is as biggest as when we start (facing straight up). So we will continue to be in the same state all the time this is why nothing happens. </text:p>
      <text:p text:style-name="P7"/>
      <text:p text:style-name="P14">TODO fråga om Reward I update ska vara nya eller inte </text:p>
      <text:p text:style-name="P14"><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4:03:15.606317693</meta:creation-date>
    <meta:generator>LibreOffice/5.0.3.2$Linux_X86_64 LibreOffice_project/00m0$Build-2</meta:generator>
    <dc:date>2016-09-26T16:02:55.878030157</dc:date>
    <meta:editing-duration>PT1H44M24S</meta:editing-duration>
    <meta:editing-cycles>16</meta:editing-cycles>
    <meta:document-statistic meta:table-count="0" meta:image-count="0" meta:object-count="0" meta:page-count="2" meta:paragraph-count="14" meta:word-count="582" meta:character-count="3006" meta:non-whitespace-character-count="2426"/>
  </office:meta>
</office:document-meta>
</file>